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/>
    </style:style>
    <style:style style:name="P2" style:family="paragraph" style:parent-style-name="Standard" style:list-style-name="L1">
      <style:text-properties style:font-name="Arial Black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Standard">
      <style:text-properties style:font-name="Palatino Linotype"/>
    </style:style>
    <style:style style:name="P5" style:family="paragraph" style:parent-style-name="Standard">
      <style:text-properties style:font-name="MV Boli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ont End Web Developer Curriculum</text:p>
      <text:p text:style-name="P1"/>
      <text:p text:style-name="P5">Learn how to build basic websites and user experiences with HTML, CSS, and JavaScript. You'll learn the skills necessary to start a new career as a Front End Web Developer, who typically earns a starting salary of $51k a year.</text:p>
      <text:p text:style-name="P4"/>
      <text:list xml:id="list3629563708343076328" text:style-name="L1">
        <text:list-item>
          <text:p text:style-name="P2">How to Make a Website</text:p>
        </text:list-item>
        <text:list-item>
          <text:p text:style-name="P2">CSS Basics</text:p>
        </text:list-item>
        <text:list-item>
          <text:p text:style-name="P2">Responsive Images</text:p>
        </text:list-item>
        <text:list-item>
          <text:p text:style-name="P2">HTML Forms</text:p>
        </text:list-item>
        <text:list-item>
          <text:p text:style-name="P2">JavaScript Basics</text:p>
        </text:list-item>
        <text:list-item>
          <text:p text:style-name="P2">jQuery Basics</text:p>
        </text:list-item>
        <text:list-item>
          <text:p text:style-name="P2">CSS to Sass</text:p>
        </text:list-item>
        <text:list-item>
          <text:p text:style-name="P2">CSS Flexbox Layout</text:p>
        </text:list-item>
        <text:list-item>
          <text:p text:style-name="P2">Animating SVG with CSS</text:p>
        </text:list-item>
        <text:list-item>
          <text:p text:style-name="P2">Object-Oriented JavaScript</text:p>
        </text:list-item>
        <text:list-item>
          <text:p text:style-name="P2">Accessibility</text:p>
        </text:list-item>
        <text:list-item>
          <text:p text:style-name="P2">AJAX Basics</text:p>
        </text:list-item>
        <text:list-item>
          <text:p text:style-name="P2">Front End Performance Optimization</text:p>
        </text:list-item>
        <text:list-item>
          <text:p text:style-name="P2">Share Your Projects with GitHub Desktop</text:p>
        </text:list-item>
        <text:list-item>
          <text:p text:style-name="P2">CSS Layout Basics</text:p>
        </text:list-item>
        <text:list-item>
          <text:p text:style-name="P2">HTML Tables</text:p>
        </text:list-item>
        <text:list-item>
          <text:p text:style-name="P2">CSS Selectors</text:p>
        </text:list-item>
        <text:list-item>
          <text:p text:style-name="P2">JavaScript Loops, Arrays and Objects</text:p>
        </text:list-item>
        <text:list-item>
          <text:p text:style-name="P2">Using jQuery Plugins</text:p>
        </text:list-item>
        <text:list-item>
          <text:p text:style-name="P2">Sass Basics</text:p>
        </text:list-item>
        <text:list-item>
          <text:p text:style-name="P2">SVG Basics</text:p>
        </text:list-item>
        <text:list-item>
          <text:p text:style-name="P2">Interactive Web Pages with JavaScript</text:p>
        </text:list-item>
        <text:list-item>
          <text:p text:style-name="P2">HTML Video and Audio</text:p>
        </text:list-item>
        <text:list-item>
          <text:p text:style-name="P2">Git Basics</text:p>
        </text:list-item>
        <text:list-item>
          <text:p text:style-name="P2">Gulp Basics</text:p>
        </text:list-item>
        <text:list-item>
          <text:p text:style-name="P2">Hosting a Website with GitHub P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Gabriola" svg:font-family="Gabriola" style:font-family-generic="decorative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 jo</meta:initial-creator>
    <meta:creation-date>2016-09-10T23:02:54.49</meta:creation-date>
    <dc:date>2016-09-11T00:18:19.67</dc:date>
    <dc:creator>lei jo</dc:creator>
    <meta:editing-duration>PT1H15M25S</meta:editing-duration>
    <meta:editing-cycles>2</meta:editing-cycles>
    <meta:generator>OpenOffice/4.1.2$Win32 OpenOffice.org_project/412m3$Build-9782</meta:generator>
    <meta:printed-by>lei jo</meta:printed-by>
    <meta:print-date>2016-09-10T23:08:00.73</meta:print-date>
    <meta:document-statistic meta:table-count="0" meta:image-count="0" meta:object-count="0" meta:page-count="1" meta:paragraph-count="28" meta:word-count="123" meta:character-count="753"/>
  </office:meta>
</office:document-meta>
</file>